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24in" style:rel-column-width="655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7*"/>
    </style:style>
    <style:style style:name="Table9.D" style:family="table-column">
      <style:table-column-properties style:column-width="2.7701in" style:rel-column-width="26214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" fo:font-style="normal" officeooo:paragraph-rsid="000f6a9a" style:font-style-asian="normal" style:font-style-complex="normal"/>
    </style:style>
    <style:style style:name="P2" style:family="paragraph" style:parent-style-name="Standard">
      <style:text-properties style:font-name="Liberation Serif" fo:font-style="normal" officeooo:paragraph-rsid="001079db" style:font-style-asian="normal" style:font-style-complex="normal"/>
    </style:style>
    <style:style style:name="P3" style:family="paragraph" style:parent-style-name="Standard">
      <style:text-properties style:font-name="Liberation Serif" fo:font-style="normal" officeooo:rsid="001079db" officeooo:paragraph-rsid="001079db" style:font-style-asian="normal" style:font-style-complex="normal"/>
    </style:style>
    <style:style style:name="P4" style:family="paragraph" style:parent-style-name="Standard">
      <style:text-properties style:font-name="Liberation Serif" officeooo:paragraph-rsid="000f6a9a"/>
    </style:style>
    <style:style style:name="P5" style:family="paragraph" style:parent-style-name="Standard">
      <style:text-properties style:font-name="Liberation Serif" fo:font-size="10pt" officeooo:paragraph-rsid="000f6a9a" style:font-size-asian="10pt" style:font-size-complex="10pt"/>
    </style:style>
    <style:style style:name="P6" style:family="paragraph" style:parent-style-name="Standard">
      <style:text-properties style:font-name="Liberation Serif" fo:font-size="10pt" officeooo:rsid="000f6a9a" officeooo:paragraph-rsid="000f6a9a" style:font-size-asian="10pt" style:font-size-complex="10pt"/>
    </style:style>
    <style:style style:name="P7" style:family="paragraph" style:parent-style-name="Standard">
      <style:text-properties style:font-name="Liberation Serif" fo:font-size="10pt" fo:font-style="normal" officeooo:paragraph-rsid="000f6a9a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Liberation Serif" fo:font-size="10pt" fo:font-style="normal" officeooo:rsid="000f6a9a" officeooo:paragraph-rsid="000f6a9a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Liberation Serif" fo:font-size="14pt" fo:font-style="normal" officeooo:paragraph-rsid="000f6a9a" style:font-size-asian="14pt" style:font-style-asian="normal" style:font-size-complex="14pt" style:font-style-complex="normal"/>
    </style:style>
    <style:style style:name="P10" style:family="paragraph" style:parent-style-name="Standard">
      <style:text-properties style:font-name="Liberation Serif" fo:font-size="14pt" fo:font-style="normal" officeooo:paragraph-rsid="001079db" style:font-size-asian="14pt" style:font-style-asian="normal" style:font-size-complex="14pt" style:font-style-complex="normal"/>
    </style:style>
    <style:style style:name="P11" style:family="paragraph" style:parent-style-name="Standard">
      <style:text-properties style:font-name="Liberation Serif" fo:font-size="14pt" fo:font-style="normal" officeooo:rsid="001079db" officeooo:paragraph-rsid="001079db" style:font-size-asian="14pt" style:font-style-asian="normal" style:font-size-complex="14pt" style:font-style-complex="normal"/>
    </style:style>
    <style:style style:name="P12" style:family="paragraph" style:parent-style-name="Standard">
      <style:text-properties style:font-name="Liberation Serif" officeooo:paragraph-rsid="00108603"/>
    </style:style>
    <style:style style:name="P13" style:family="paragraph" style:parent-style-name="Standard">
      <style:text-properties fo:font-weight="bold" officeooo:paragraph-rsid="00108603" style:font-weight-asian="bold" style:font-weight-complex="bold"/>
    </style:style>
    <style:style style:name="P14" style:family="paragraph" style:parent-style-name="Standard">
      <style:text-properties officeooo:paragraph-rsid="00108603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Liberation Serif" fo:font-size="14pt" fo:font-style="normal" officeooo:paragraph-rsid="001079db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40685" officeooo:paragraph-rsid="00108603"/>
    </style:style>
    <style:style style:name="P17" style:family="paragraph" style:parent-style-name="Table_20_Contents">
      <style:text-properties style:font-name="Liberation Serif" fo:font-size="14pt" officeooo:rsid="000f6a9a" officeooo:paragraph-rsid="000f6a9a" style:font-size-asian="14pt" style:font-size-complex="14pt"/>
    </style:style>
    <style:style style:name="P18" style:family="paragraph" style:parent-style-name="Table_20_Contents">
      <style:text-properties style:font-name="Liberation Serif" fo:font-size="14pt" officeooo:rsid="000f6a9a" officeooo:paragraph-rsid="001079db" style:font-size-asian="14pt" style:font-size-complex="14pt"/>
    </style:style>
    <style:style style:name="P19" style:family="paragraph" style:parent-style-name="Table_20_Contents">
      <style:text-properties style:font-name="Liberation Serif" fo:font-size="14pt" officeooo:rsid="001079db" officeooo:paragraph-rsid="001079db" style:font-size-asian="14pt" style:font-size-complex="14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40685" style:font-size-asian="14pt" style:font-size-complex="16pt"/>
    </style:style>
    <style:style style:name="T3" style:family="text">
      <style:text-properties fo:font-size="16pt" officeooo:rsid="0003cb58" style:font-size-asian="14pt" style:font-size-complex="16pt"/>
    </style:style>
    <style:style style:name="T4" style:family="text">
      <style:text-properties fo:font-size="16pt" officeooo:rsid="0004a38a" style:font-size-asian="14pt" style:font-size-complex="16pt"/>
    </style:style>
    <style:style style:name="T5" style:family="text">
      <style:text-properties fo:font-size="16pt" officeooo:rsid="001079db" style:font-size-asian="14pt" style:font-size-complex="16pt"/>
    </style:style>
    <style:style style:name="T6" style:family="text">
      <style:text-properties fo:font-size="16pt" fo:font-style="italic" officeooo:rsid="0004a38a" style:font-size-asian="14pt" style:font-style-asian="italic" style:font-size-complex="16pt" style:font-style-complex="italic"/>
    </style:style>
    <style:style style:name="T7" style:family="text">
      <style:text-properties fo:font-size="16pt" fo:font-style="normal" officeooo:rsid="0003cb58" style:font-size-asian="14pt" style:font-style-asian="normal" style:font-size-complex="16pt" style:font-style-complex="normal"/>
    </style:style>
    <style:style style:name="T8" style:family="text">
      <style:text-properties fo:font-size="16pt" style:font-size-complex="16pt"/>
    </style:style>
    <style:style style:name="T9" style:family="text">
      <style:text-properties fo:font-size="16pt" officeooo:rsid="001079db" style:font-size-complex="16pt"/>
    </style:style>
    <style:style style:name="T10" style:family="text">
      <style:text-properties fo:font-size="16pt" officeooo:rsid="00040685" style:font-size-complex="16pt"/>
    </style:style>
    <style:style style:name="T11" style:family="text">
      <style:text-properties fo:font-size="16pt" officeooo:rsid="00108603" style:font-size-complex="16pt"/>
    </style:style>
    <style:style style:name="T12" style:family="text">
      <style:text-properties fo:font-size="16pt" fo:font-weight="bold" officeooo:rsid="0003cb58" style:font-size-asian="14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14" style:family="text">
      <style:text-properties fo:font-size="16pt" style:text-underline-style="solid" style:text-underline-width="auto" style:text-underline-color="font-color" officeooo:rsid="0003cb58" style:font-size-asian="14pt" style:font-size-complex="16pt"/>
    </style:style>
    <style:style style:name="T15" style:family="text">
      <style:text-properties officeooo:rsid="000f6a9a"/>
    </style:style>
    <style:style style:name="T16" style:family="text">
      <style:text-properties fo:font-style="normal" officeooo:rsid="0003cb58" style:font-style-asian="normal" style:font-style-complex="normal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0f6a9a" style:font-size-asian="12.25pt" style:font-size-complex="14pt"/>
    </style:style>
    <style:style style:name="T19" style:family="text">
      <style:text-properties fo:font-size="14pt" fo:font-style="normal" style:font-size-asian="12.25pt" style:font-style-asian="normal" style:font-size-complex="14pt" style:font-style-complex="normal"/>
    </style:style>
    <style:style style:name="T20" style:family="text">
      <style:text-properties fo:font-size="14pt" fo:font-style="normal" officeooo:rsid="000f6a9a" style:font-size-asian="12.25pt" style:font-style-asian="normal" style:font-size-complex="14pt" style:font-style-complex="normal"/>
    </style:style>
    <style:style style:name="T21" style:family="text">
      <style:text-properties officeooo:rsid="001079db"/>
    </style:style>
    <style:style style:name="T2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4"><text:s text:c="8"/><text:span text:style-name="T22"><text:s/></text:span><text:span text:style-name="T12">Module: Information</text:span></text:p>
      <text:p text:style-name="P13"><text:span text:style-name="T3"><text:s text:c="7"/>Sub Module: Notice,Circular, Minutes</text:span></text:p>
      <text:p text:style-name="P16"><text:span text:style-name="T14">N</text:span><text:span text:style-name="T13">otice</text:span></text:p>
      <text:p text:style-name="P12"/>
      <text:p text:style-name="P12"><text:span text:style-name="T6">1.</text:span><text:span text:style-name="T7">into_notice_details </text:span></text:p>
      <text:p text:style-name="P5"><text:span text:style-name="T16"/></text:p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17">notice_id</text:p>
          </table:table-cell>
          <table:table-cell table:style-name="Table1.A1" office:value-type="string">
            <text:p text:style-name="P17">notice_no</text:p>
          </table:table-cell>
          <table:table-cell table:style-name="Table1.A1" office:value-type="string">
            <text:p text:style-name="P17">notice_cat</text:p>
          </table:table-cell>
          <table:table-cell table:style-name="Table1.A1" office:value-type="string">
            <text:p text:style-name="P17">notice_sub</text:p>
          </table:table-cell>
          <table:table-cell table:style-name="Table1.A1" office:value-type="string">
            <text:p text:style-name="P17">notice_</text:p>
            <text:p text:style-name="P17">path</text:p>
          </table:table-cell>
          <table:table-cell table:style-name="Table1.A1" office:value-type="string">
            <text:p text:style-name="P17">Issued_by</text:p>
          </table:table-cell>
          <table:table-cell table:style-name="Table1.A1" office:value-type="string">
            <text:p text:style-name="P17">auth_id</text:p>
          </table:table-cell>
          <table:table-cell table:style-name="Table1.A1" office:value-type="string">
            <text:p text:style-name="P17">posted_on</text:p>
          </table:table-cell>
          <table:table-cell table:style-name="Table1.A1" office:value-type="string">
            <text:p text:style-name="P17">last_</text:p>
            <text:p text:style-name="P17">date</text:p>
          </table:table-cell>
          <table:table-cell table:style-name="Table1.J1" office:value-type="string">
            <text:p text:style-name="P17">modification_value</text:p>
          </table:table-cell>
        </table:table-row>
      </table:table>
      <text:p text:style-name="P5"/>
      <text:p text:style-name="P5"><text:span text:style-name="T16"><text:tab/></text:span><text:span text:style-name="T20">notice_id → unique identification of notice </text:span></text:p>
      <text:p text:style-name="P5"><text:span text:style-name="T20"><text:tab/>notice_no → given by Issuer for identification</text:span></text:p>
      <text:p text:style-name="P5"><text:span text:style-name="T20"><text:tab/>notice_cat → categories of notice on the basis of visiblity</text:span></text:p>
      <text:p text:style-name="P5"><text:span text:style-name="T20"><text:tab/>notice_sub → subject of notice.</text:span></text:p>
      <text:p text:style-name="P5"><text:span text:style-name="T20"><text:s text:c="8"/><text:tab/>notice_path<text:tab/> → path of notice uploaded.</text:span></text:p>
      <text:p text:style-name="P5"><text:span text:style-name="T20"><text:tab/>Issued_by → name of Issuer.</text:span></text:p>
      <text:p text:style-name="P5"><text:span text:style-name="T20"><text:tab/>auth_id → designation of Issuer.</text:span></text:p>
      <text:p text:style-name="P5"><text:span text:style-name="T20"><text:tab/>posted_on → date of post.</text:span></text:p>
      <text:p text:style-name="P5"><text:span text:style-name="T20"><text:tab/>lasted_date → expirary date</text:span></text:p>
      <text:p text:style-name="P5"><text:span text:style-name="T20"><text:tab/>modification_value → number of times <text:s/>notice has been edited.</text:span></text:p>
      <text:p text:style-name="P5"><text:span text:style-name="T20"/></text:p>
      <text:p text:style-name="P6"><text:span text:style-name="T20">P</text:span><text:span text:style-name="T19">rimary key → notice_id</text:span></text:p>
      <text:p text:style-name="P5"><text:span text:style-name="T20"/></text:p>
      <text:p text:style-name="P1"><text:span text:style-name="T4">2.</text:span><text:span text:style-name="T2">info_notice_archieve_details</text:span></text:p>
      <text:p text:style-name="P1"><text:span text:style-name="T2"/></text:p>
      <table:table table:name="Table2" table:style-name="Table2">
        <table:table-column table:style-name="Table2.A" table:number-columns-repeated="10"/>
        <table:table-row>
          <table:table-cell table:style-name="Table2.A1" office:value-type="string">
            <text:p text:style-name="P17">notice_id</text:p>
          </table:table-cell>
          <table:table-cell table:style-name="Table2.A1" office:value-type="string">
            <text:p text:style-name="P17">notice_no</text:p>
          </table:table-cell>
          <table:table-cell table:style-name="Table2.A1" office:value-type="string">
            <text:p text:style-name="P17">notice_cat</text:p>
          </table:table-cell>
          <table:table-cell table:style-name="Table2.A1" office:value-type="string">
            <text:p text:style-name="P17">notice_sub</text:p>
          </table:table-cell>
          <table:table-cell table:style-name="Table2.A1" office:value-type="string">
            <text:p text:style-name="P17">notice_</text:p>
            <text:p text:style-name="P17">path</text:p>
          </table:table-cell>
          <table:table-cell table:style-name="Table2.A1" office:value-type="string">
            <text:p text:style-name="P17">Issued_by</text:p>
          </table:table-cell>
          <table:table-cell table:style-name="Table2.A1" office:value-type="string">
            <text:p text:style-name="P17">auth_id</text:p>
          </table:table-cell>
          <table:table-cell table:style-name="Table2.A1" office:value-type="string">
            <text:p text:style-name="P17">posted_on</text:p>
          </table:table-cell>
          <table:table-cell table:style-name="Table2.A1" office:value-type="string">
            <text:p text:style-name="P17">last_</text:p>
            <text:p text:style-name="P17">date</text:p>
          </table:table-cell>
          <table:table-cell table:style-name="Table2.J1" office:value-type="string">
            <text:p text:style-name="P17">modification_value</text:p>
          </table:table-cell>
        </table:table-row>
      </table:table>
      <text:p text:style-name="P1"/>
      <text:p text:style-name="P5"><text:span text:style-name="T20"><text:tab/>notice_id → unique identification of notice </text:span></text:p>
      <text:p text:style-name="P5"><text:span text:style-name="T20"><text:tab/>notice_no → given by Issuer for identification</text:span></text:p>
      <text:p text:style-name="P5"><text:span text:style-name="T20"><text:tab/>notice_cat → categories of notice on the basis of visiblity</text:span></text:p>
      <text:p text:style-name="P5"><text:span text:style-name="T20"><text:tab/>notice_sub → subject of notice.</text:span></text:p>
      <text:p text:style-name="P5"><text:span text:style-name="T20"><text:s text:c="8"/><text:tab/>notice_path<text:tab/> → path of notice uploaded.</text:span></text:p>
      <text:p text:style-name="P5"><text:span text:style-name="T20"><text:tab/>Issued_by → name of Issuer.</text:span></text:p>
      <text:p text:style-name="P5"><text:span text:style-name="T20"><text:tab/>auth_id → designation of Issuer.</text:span></text:p>
      <text:p text:style-name="P5"><text:span text:style-name="T20"><text:tab/>posted_on → date of post.</text:span></text:p>
      <text:p text:style-name="P5"><text:span text:style-name="T20"><text:tab/>lasted_date → expirary date</text:span></text:p>
      <text:p text:style-name="P7"><text:span text:style-name="T18"><text:tab/>modification_value → number of times <text:s/>notice has been edited.</text:span></text:p>
      <text:p text:style-name="P7"><text:span text:style-name="T18"/></text:p>
      <text:p text:style-name="P8"><text:soft-page-break/><text:span text:style-name="T17">Primary key → (notice_id,modification_value)</text:span></text:p>
      <text:p text:style-name="P8"><text:span text:style-name="T17"/></text:p>
      <text:p text:style-name="P1"/>
      <text:p text:style-name="P1"/>
      <text:p text:style-name="P1"/>
      <text:p text:style-name="P1"/>
      <text:p text:style-name="P1"><text:span text:style-name="T4">3.</text:span><text:span text:style-name="T2">info_group_global </text:span></text:p>
      <text:p text:style-name="P9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7">group_id</text:p>
          </table:table-cell>
          <table:table-cell table:style-name="Table3.A1" office:value-type="string">
            <text:p text:style-name="P17">user_id</text:p>
          </table:table-cell>
          <table:table-cell table:style-name="Table3.C1" office:value-type="string">
            <text:p text:style-name="P17">timestamp</text:p>
          </table:table-cell>
        </table:table-row>
      </table:table>
      <text:p text:style-name="P9"/>
      <text:p text:style-name="P9"><text:s text:c="10"/><text:span text:style-name="T15">group_id → unique identification for group</text:span></text:p>
      <text:p text:style-name="P9"><text:s/><text:tab/><text:span text:style-name="T15">user_id → unique identification for user</text:span></text:p>
      <text:p text:style-name="P9"><text:tab/><text:span text:style-name="T15">timestamp → <text:s/>time when user added into group</text:span></text:p>
      <text:p text:style-name="P11">Primary Key → (group_id,user_id)</text:p>
      <text:p text:style-name="P11"/>
      <text:p text:style-name="P1"><text:span text:style-name="T4">4.</text:span><text:span text:style-name="T2">notice_individual </text:span></text:p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7">notice_id</text:p>
          </table:table-cell>
          <table:table-cell table:style-name="Table4.B1" office:value-type="string">
            <text:p text:style-name="P17">user_id</text:p>
          </table:table-cell>
        </table:table-row>
      </table:table>
      <text:p text:style-name="P1"/>
      <text:p text:style-name="P3"><text:span text:style-name="T2"><text:tab/></text:span><text:span text:style-name="T1">notice_id → unique identification of notice.</text:span></text:p>
      <text:p text:style-name="P3"><text:span text:style-name="T1"><text:tab/>user_id → user added in individual category.</text:span></text:p>
      <text:p text:style-name="P3"><text:span text:style-name="T1">Primary Key → (notice_id, user_id)</text:span></text:p>
      <text:p text:style-name="P3"><text:span text:style-name="T1"/></text:p>
      <text:p text:style-name="P1"><text:span text:style-name="T4">5.</text:span><text:span text:style-name="T2">notice_group_id</text:span></text:p>
      <text:p text:style-name="P9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7">notice_id</text:p>
          </table:table-cell>
          <table:table-cell table:style-name="Table5.B1" office:value-type="string">
            <text:p text:style-name="P17">group_id</text:p>
          </table:table-cell>
        </table:table-row>
      </table:table>
      <text:p text:style-name="P9"/>
      <text:p text:style-name="P10"><text:tab/><text:span text:style-name="T9">notice_id → unique identification of notice.</text:span></text:p>
      <text:p text:style-name="P3"><text:span text:style-name="T1"><text:tab/>group_id→ group id of group for which notice has been posted.</text:span></text:p>
      <text:p text:style-name="P11"><text:span text:style-name="T8">Primary Key → (notice_id, group_id)</text:span></text:p>
      <text:p text:style-name="P11"><text:span text:style-name="T8"/></text:p>
      <text:p text:style-name="P1"><text:span text:style-name="T4">6.</text:span><text:span text:style-name="T2">notice_global_group_id </text:span></text:p>
      <text:p text:style-name="P1"/>
      <text:p text:style-name="P2"><text:span text:style-name="T2"/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8">notice_id</text:p>
          </table:table-cell>
          <table:table-cell table:style-name="Table6.B1" office:value-type="string">
            <text:p text:style-name="P18">group_id</text:p>
          </table:table-cell>
        </table:table-row>
      </table:table>
      <text:p text:style-name="P2"/>
      <text:p text:style-name="P2"><text:tab/><text:span text:style-name="T5">notice_id → unique identification of notice.</text:span></text:p>
      <text:p text:style-name="P3"><text:span text:style-name="T1"><text:tab/>group_id→ group id of group for which notice has been posted.(globa)</text:span></text:p>
      <text:p text:style-name="P11"><text:span text:style-name="T8">Primary Key → (notice_id, group_id)</text:span></text:p>
      <text:p text:style-name="P2"><text:soft-page-break/><text:span text:style-name="T4">7.</text:span><text:span text:style-name="T2">notice_group </text:span></text:p>
      <text:p text:style-name="P2"/>
      <text:p text:style-name="P10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8">group_id</text:p>
          </table:table-cell>
          <table:table-cell table:style-name="Table7.A1" office:value-type="string">
            <text:p text:style-name="P18">user_id</text:p>
          </table:table-cell>
          <table:table-cell table:style-name="Table7.C1" office:value-type="string">
            <text:p text:style-name="P18">timestamp</text:p>
          </table:table-cell>
        </table:table-row>
      </table:table>
      <text:p text:style-name="P10"/>
      <text:p text:style-name="P10"><text:s text:c="10"/><text:span text:style-name="T15">group_id → unique identification for group</text:span></text:p>
      <text:p text:style-name="P10"><text:s/><text:tab/><text:span text:style-name="T15">user_id → unique identification for user</text:span></text:p>
      <text:p text:style-name="P10"><text:tab/><text:span text:style-name="T15">timestamp → <text:s/>time when user added into group</text:span></text:p>
      <text:p text:style-name="P11"><text:span text:style-name="T10">Primary Key → (group_id,user_id)</text:span></text:p>
      <text:p text:style-name="P11"><text:span text:style-name="T10"/></text:p>
      <text:p text:style-name="P1"><text:span text:style-name="T4">8.</text:span><text:span text:style-name="T2">notice_general </text:span></text:p>
      <text:p text:style-name="P9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9">notice_id</text:p>
          </table:table-cell>
          <table:table-cell table:style-name="Table8.A1" office:value-type="string">
            <text:p text:style-name="P19">notice_cat</text:p>
          </table:table-cell>
          <table:table-cell table:style-name="Table8.A1" office:value-type="string">
            <text:p text:style-name="P19">dept_id</text:p>
          </table:table-cell>
          <table:table-cell table:style-name="Table8.A1" office:value-type="string">
            <text:p text:style-name="P19">course_id</text:p>
          </table:table-cell>
          <table:table-cell table:style-name="Table8.E1" office:value-type="string">
            <text:p text:style-name="P19">Semester</text:p>
          </table:table-cell>
        </table:table-row>
      </table:table>
      <text:p text:style-name="P9"/>
      <text:p text:style-name="P9"><text:tab/><text:span text:style-name="T21">notice_id → unique identification of notice</text:span></text:p>
      <text:p text:style-name="P9"><text:tab/><text:span text:style-name="T21">notice_cat → <text:s/>student</text:span></text:p>
      <text:p text:style-name="P9"><text:tab/><text:span text:style-name="T21">dept_id → <text:s/>student's department</text:span></text:p>
      <text:p text:style-name="P10"><text:tab/><text:span text:style-name="T21">course_id → course of dept_id</text:span></text:p>
      <text:p text:style-name="P10"><text:span text:style-name="T21"><text:tab/>Semester → <text:s text:c="2"/>semester of course_id</text:span></text:p>
      <text:p text:style-name="P11">Primary Key → notice_id.</text:p>
      <text:p text:style-name="P11"/>
      <text:p text:style-name="P1"><text:span text:style-name="T4">9.</text:span><text:span text:style-name="T2">notice_gen_emp </text:span></text:p>
      <text:p text:style-name="P1"/>
      <text:p text:style-name="P10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9">notice_id</text:p>
          </table:table-cell>
          <table:table-cell table:style-name="Table9.A1" office:value-type="string">
            <text:p text:style-name="P19">notice_cat</text:p>
          </table:table-cell>
          <table:table-cell table:style-name="Table9.A1" office:value-type="string">
            <text:p text:style-name="P19">dept_id</text:p>
          </table:table-cell>
          <table:table-cell table:style-name="Table9.D1" office:value-type="string">
            <text:p text:style-name="P19">emp_auth_id</text:p>
          </table:table-cell>
        </table:table-row>
      </table:table>
      <text:p text:style-name="P10"/>
      <text:p text:style-name="P10"><text:tab/><text:span text:style-name="T21">notice_id → unique identification of notice</text:span></text:p>
      <text:p text:style-name="P10"><text:tab/><text:span text:style-name="T21">notice_cat → <text:s/>employee or all </text:span></text:p>
      <text:p text:style-name="P10"><text:tab/><text:span text:style-name="T21">dept_id → <text:s/>employee's department</text:span></text:p>
      <text:p text:style-name="P10"><text:span text:style-name="T10"><text:tab/></text:span><text:span text:style-name="T9">emp_auth_id → faculty or non faculty</text:span></text:p>
      <text:p text:style-name="P11">Primary Key → notice_id.</text:p>
      <text:p text:style-name="P10"/>
      <text:p text:style-name="P15"/>
      <text:p text:style-name="P11"/>
      <text:p text:style-name="P11"><text:span text:style-name="T8">Note:</text:span></text:p>
      <text:p text:style-name="P11"><text:span text:style-name="T8">Circular and Minutes has same schema so there is no need for repeated documentation of same th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3:33:40.946759325</meta:creation-date>
    <dc:date>2015-11-07T01:06:15.417879016</dc:date>
    <meta:editing-duration>PT1H43S</meta:editing-duration>
    <meta:editing-cycles>1</meta:editing-cycles>
    <meta:document-statistic meta:table-count="9" meta:image-count="0" meta:object-count="0" meta:page-count="3" meta:paragraph-count="109" meta:word-count="373" meta:character-count="2741" meta:non-whitespace-character-count="2362"/>
    <meta:generator>LibreOffice/4.2.8.2$Linux_X86_64 LibreOffice_project/420m0$Build-2</meta:generator>
  </office:meta>
</office:document-meta>
</file>